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D0000017EE3981A1FB7C92616.png" manifest:media-type="image/png"/>
  <manifest:file-entry manifest:full-path="Pictures/100000000000021C000001B56C7DDEA7F11C56BA.png" manifest:media-type="image/png"/>
  <manifest:file-entry manifest:full-path="Pictures/100000000000033C0000026D847ACE982C6E20B6.png" manifest:media-type="image/png"/>
  <manifest:file-entry manifest:full-path="Pictures/10000000000004220000031A5C2E04AB7C51FB60.png" manifest:media-type="image/png"/>
  <manifest:file-entry manifest:full-path="Pictures/100000000000028E00000147EDA7E5CDDF96BB6C.png" manifest:media-type="image/png"/>
  <manifest:file-entry manifest:full-path="Pictures/10000000000003240000011A8060D3428D7116C5.png" manifest:media-type="image/png"/>
  <manifest:file-entry manifest:full-path="Pictures/1000000000000278000000F62985E039130B8194.png" manifest:media-type="image/png"/>
  <manifest:file-entry manifest:full-path="Pictures/10000000000001CF000001D254BED139BBE1FB2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Presentació tècnica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Nacho Munné i Mario Gonzàlez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P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2" draw:text-style-name="P4" draw:layer="layout" svg:width="16.401cm" svg:height="8.2cm" svg:x="5.999cm" svg:y="7cm">
          <draw:image xlink:href="Pictures/100000000000028E00000147EDA7E5CDDF96BB6C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ap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2" draw:text-style-name="P4" draw:layer="layout" svg:width="12.249cm" svg:height="12.329cm" svg:x="7.4cm" svg:y="5.071cm">
          <draw:image xlink:href="Pictures/10000000000001CF000001D254BED139BBE1FB2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es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2" draw:text-style-name="P4" draw:layer="layout" svg:width="21.272cm" svg:height="7.46cm" svg:x="3.128cm" svg:y="7.4cm">
          <draw:image xlink:href="Pictures/10000000000003240000011A8060D3428D7116C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òru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2" draw:text-style-name="P4" draw:layer="layout" svg:width="16.721cm" svg:height="6.508cm" svg:x="5.679cm" svg:y="6.692cm">
          <draw:image xlink:href="Pictures/1000000000000278000000F62985E039130B819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ogi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2" draw:text-style-name="P4" draw:layer="layout" svg:width="14.287cm" svg:height="11.561cm" svg:x="6.8cm" svg:y="5.532cm">
          <draw:image xlink:href="Pictures/100000000000021C000001B56C7DDEA7F11C56B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egist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2" draw:text-style-name="P4" draw:layer="layout" svg:width="13.89cm" svg:height="10.106cm" svg:x="6.2cm" svg:y="5.6cm">
          <draw:image xlink:href="Pictures/100000000000020D0000017EE3981A1FB7C9261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9T11:05:41.131207650</meta:creation-date>
    <meta:editing-duration>PT7M3S</meta:editing-duration>
    <meta:editing-cycles>2</meta:editing-cycles>
    <meta:generator>LibreOffice/6.0.7.3$Linux_X86_64 LibreOffice_project/00m0$Build-3</meta:generator>
    <dc:title>Blueprint Plans</dc:title>
    <dc:date>2020-06-09T12:05:08.770743513</dc:date>
    <meta:document-statistic meta:object-count="66"/>
  </office:meta>
</office:document-meta>
</file>